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0%" draw:opacity-name="" draw:textarea-horizontal-align="justify" draw:textarea-vertical-align="middle" draw:auto-grow-height="false" fo:min-height="1.452cm" fo:min-width="4.27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4" style:family="graphic" style:parent-style-name="objectwithoutfill">
      <style:graphic-properties draw:stroke="dash" draw:stroke-dash="Dashed_20__28_var_29_" svg:stroke-width="0.081cm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81cm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ed_20__28_var_29_" svg:stroke-width="0.081cm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line-height="150%" fo:text-align="center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fo:line-height="150%" fo:text-align="center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754cm" svg:x="7.223cm" svg:y="1.1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path draw:style-name="gr2" draw:text-style-name="P2" draw:layer="layout" svg:width="0.396cm" svg:height="1.286cm" draw:transform="skewX (-0.120253185462409) rotate (-3.05345352636408) translate (8.37511072235126cm 2.64873648507358cm)" svg:viewBox="0 0 397 1287" svg:d="M0 1286c42 4 81-8 117-16 40-9 77-32 93-62 13-25 31-52 32-79 1-35-53-52-78-78-30-31-73-57-92-94-12-25 6-59 45-76 39-18 68-53 106-73 35-19 73-40 102-64 28-23 47-53 63-82 18-32-22-57-46-79-27-24-79-39-76-76 2-25 5-53 15-78 10-26-4-50 6-80 9-27 28-53 51-75s30-52 36-80c6-27 33-59 19-87-16-29-21-56-28-86v-21">
          <text:p/>
        </draw:path>
        <draw:frame draw:style-name="gr3" draw:text-style-name="P4" draw:layer="layout" svg:width="3.683cm" svg:height="1.397cm" svg:x="8.366cm" svg:y="1.508cm">
          <draw:text-box>
            <text:p text:style-name="P3"><text:span text:style-name="T1">scheduler</text:span></text:p>
          </draw:text-box>
        </draw:frame>
        <draw:custom-shape draw:style-name="gr1" draw:text-style-name="P1" draw:layer="layout" svg:width="4.826cm" svg:height="1.754cm" svg:x="3.667cm" svg:y="4.93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path draw:style-name="gr2" draw:text-style-name="P2" draw:layer="layout" svg:width="0.396cm" svg:height="1.286cm" draw:transform="skewX (-0.120253185462409) rotate (-3.05345352636408) translate (4.81911072235126cm 6.45873648507358cm)" svg:viewBox="0 0 397 1287" svg:d="M0 1286c42 4 81-8 117-16 40-9 77-32 93-62 13-25 31-52 32-79 1-35-53-52-78-78-30-31-73-57-92-94-12-25 6-59 45-76 39-18 68-53 106-73 35-19 73-40 102-64 28-23 47-53 63-82 18-32-22-57-46-79-27-24-79-39-76-76 2-25 5-53 15-78 10-26-4-50 6-80 9-27 28-53 51-75s30-52 36-80c6-27 33-59 19-87-16-29-21-56-28-86v-21">
          <text:p/>
        </draw:path>
        <draw:frame draw:style-name="gr3" draw:text-style-name="P4" draw:layer="layout" svg:width="3.683cm" svg:height="1.397cm" svg:x="4.81cm" svg:y="5.318cm">
          <draw:text-box>
            <text:p text:style-name="P3"><text:span text:style-name="T1">workload</text:span></text:p>
          </draw:text-box>
        </draw:frame>
        <draw:custom-shape draw:style-name="gr1" draw:text-style-name="P1" draw:layer="layout" svg:width="4.826cm" svg:height="1.754cm" svg:x="10.906cm" svg:y="4.93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path draw:style-name="gr2" draw:text-style-name="P2" draw:layer="layout" svg:width="0.396cm" svg:height="1.286cm" draw:transform="skewX (-0.120253185462409) rotate (-3.05345352636408) translate (12.1941107223513cm 6.45873648507358cm)" svg:viewBox="0 0 397 1287" svg:d="M0 1286c42 4 81-8 117-16 40-9 77-32 93-62 13-25 31-52 32-79 1-35-53-52-78-78-30-31-73-57-92-94-12-25 6-59 45-76 39-18 68-53 106-73 35-19 73-40 102-64 28-23 47-53 63-82 18-32-22-57-46-79-27-24-79-39-76-76 2-25 5-53 15-78 10-26-4-50 6-80 9-27 28-53 51-75s30-52 36-80c6-27 33-59 19-87-16-29-21-56-28-86v-21">
          <text:p/>
        </draw:path>
        <draw:frame draw:style-name="gr3" draw:text-style-name="P4" draw:layer="layout" svg:width="2.921cm" svg:height="1.397cm" svg:x="12.811cm" svg:y="5.318cm">
          <draw:text-box>
            <text:p text:style-name="P3"><text:span text:style-name="T1">tasks</text:span></text:p>
          </draw:text-box>
        </draw:frame>
        <draw:path draw:style-name="gr2" draw:text-style-name="P2" draw:layer="layout" svg:width="0.396cm" svg:height="1.286cm" draw:transform="skewX (-0.120253185462409) rotate (-3.05345352636408) translate (11.8041107223513cm 6.42873648507358cm)" svg:viewBox="0 0 397 1287" svg:d="M0 1286c42 4 81-8 117-16 40-9 77-32 93-62 13-25 31-52 32-79 1-35-53-52-78-78-30-31-73-57-92-94-12-25 6-59 45-76 39-18 68-53 106-73 35-19 73-40 102-64 28-23 47-53 63-82 18-32-22-57-46-79-27-24-79-39-76-76 2-25 5-53 15-78 10-26-4-50 6-80 9-27 28-53 51-75s30-52 36-80c6-27 33-59 19-87-16-29-21-56-28-86v-21">
          <text:p/>
        </draw:path>
        <draw:path draw:style-name="gr2" draw:text-style-name="P2" draw:layer="layout" svg:width="0.396cm" svg:height="1.286cm" draw:transform="skewX (-0.120253185462409) rotate (-3.05345352636408) translate (12.5661107223513cm 6.42873648507358cm)" svg:viewBox="0 0 397 1287" svg:d="M0 1286c42 4 81-8 117-16 40-9 77-32 93-62 13-25 31-52 32-79 1-35-53-52-78-78-30-31-73-57-92-94-12-25 6-59 45-76 39-18 68-53 106-73 35-19 73-40 102-64 28-23 47-53 63-82 18-32-22-57-46-79-27-24-79-39-76-76 2-25 5-53 15-78 10-26-4-50 6-80 9-27 28-53 51-75s30-52 36-80c6-27 33-59 19-87-16-29-21-56-28-86v-21">
          <text:p/>
        </draw:path>
        <draw:line draw:style-name="gr4" draw:text-style-name="P2" draw:layer="layout" svg:x1="8.62cm" svg:y1="5.699cm" svg:x2="10.906cm" svg:y2="5.699cm">
          <text:p/>
        </draw:line>
        <draw:line draw:style-name="gr4" draw:text-style-name="P2" draw:layer="layout" svg:x1="10.017cm" svg:y1="2.905cm" svg:x2="12.43cm" svg:y2="4.937cm">
          <text:p/>
        </draw:line>
        <draw:line draw:style-name="gr4" draw:text-style-name="P2" draw:layer="layout" svg:x1="9.255cm" svg:y1="2.905cm" svg:x2="6.969cm" svg:y2="4.937cm">
          <text:p/>
        </draw:line>
        <draw:frame draw:style-name="gr5" draw:text-style-name="P5" draw:layer="layout" svg:width="1.882cm" svg:height="0.839cm" draw:transform="rotate (0.68015480950219) translate (6.461cm 4.089cm)">
          <draw:text-box>
            <text:p><text:span text:style-name="T2">signal</text:span></text:p>
          </draw:text-box>
        </draw:frame>
        <draw:frame draw:style-name="gr5" draw:text-style-name="P5" draw:layer="layout" svg:width="1.882cm" svg:height="0.839cm" draw:transform="rotate (-0.628842129493556) translate (11.416cm 2.897cm)">
          <draw:text-box>
            <text:p><text:span text:style-name="T2">signal</text:span></text:p>
          </draw:text-box>
        </draw:frame>
        <draw:frame draw:style-name="gr5" draw:text-style-name="P7" draw:layer="layout" svg:width="1.971cm" svg:height="1.721cm" svg:x="8.681cm" svg:y="4.81cm">
          <draw:text-box>
            <text:p text:style-name="P6"><text:span text:style-name="T2">create</text:span></text:p>
            <text:p text:style-name="P6"><text:span text:style-name="T2">task</text:span></text:p>
          </draw:text-box>
        </draw:frame>
        <draw:path draw:style-name="gr6" draw:text-style-name="P2" draw:layer="layout" svg:width="4.136cm" svg:height="5.125cm" draw:transform="rotate (0.512428668385535) translate (12.049cm 2.016cm)" svg:viewBox="0 0 4137 5126" svg:d="M1342 5126c6994 1-1342-5126-1342-5126">
          <text:p/>
        </draw:path>
        <draw:path draw:style-name="gr6" draw:text-style-name="P2" draw:layer="layout" svg:width="4.293cm" svg:height="4.829cm" draw:transform="rotate (2.71189259174879) translate (5.21099581046149cm 6.40654850665467cm)" svg:viewBox="0 0 4294 4830" svg:d="M1698 0c6706 0-1698 4830-1698 4830">
          <text:p/>
        </draw:path>
        <draw:frame draw:style-name="gr5" draw:text-style-name="P5" draw:layer="layout" svg:width="1.586cm" svg:height="0.839cm" draw:transform="rotate (-0.215199096770901) translate (16.469cm 1.508cm)">
          <draw:text-box>
            <text:p><text:span text:style-name="T2">yield</text:span></text:p>
          </draw:text-box>
        </draw:frame>
        <draw:frame draw:style-name="gr5" draw:text-style-name="P5" draw:layer="layout" svg:width="1.586cm" svg:height="0.839cm" draw:transform="rotate (0.272794962086714) translate (1.381cm 2.062cm)">
          <draw:text-box>
            <text:p><text:span text:style-name="T2">yield</text:span></text:p>
          </draw:text-box>
        </draw:frame>
        <draw:line draw:style-name="gr7" draw:text-style-name="P9" draw:layer="layout" svg:x1="13.446cm" svg:y1="6.715cm" svg:x2="13.446cm" svg:y2="8.366cm">
          <text:p text:style-name="P8"><text:span text:style-name="T2">resource usage</text:span></text:p>
        </draw:line>
        <draw:frame draw:style-name="gr5" draw:text-style-name="P5" draw:layer="layout" svg:width="4.147cm" svg:height="0.839cm" svg:x="13.7cm" svg:y="6.969cm">
          <draw:text-box>
            <text:p><text:span text:style-name="T2">resource u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3:13:11.232290000</meta:creation-date>
    <dc:date>2016-03-28T23:39:36.551185000</dc:date>
    <meta:editing-duration>PT5M11S</meta:editing-duration>
    <meta:editing-cycles>4</meta:editing-cycles>
    <meta:generator>LibreOffice/5.1.1.3$MacOSX_X86_64 LibreOffice_project/89f508ef3ecebd2cfb8e1def0f0ba9a803b88a6d</meta:generator>
    <meta:document-statistic meta:object-count="23"/>
  </office:meta>
</office:document-meta>
</file>